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fjavier6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el estilo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edit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Editar el estilo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ar el estilo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Editar el estilo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Editar el estilo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ar el estilo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ar el estilo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ar el estilo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ar el estilo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ar el estilo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ar el estilo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ar el estilo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ar el estilo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ar el estilo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as Informáticos de Soporte a la Colaboración y la Decisión</dc:title>
    <meta:initial-creator>Aulas </meta:initial-creator>
    <dc:creator>Francisco Javier Fernández Martínez</dc:creator>
    <meta:creation-date>2021-01-28T09:19:24Z</meta:creation-date>
    <dc:date>2021-05-13T23:15:56Z</dc:date>
    <meta:editing-cycles>2</meta:editing-cycles>
    <meta:editing-duration>PT44S</meta:editing-duration>
    <meta:document-statistic meta:paragraph-count="3" meta:word-count="12"/>
  </office:meta>
</office:document-meta>
</file>